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3d3" officeooo:paragraph-rsid="000173d3"/>
    </style:style>
    <style:style style:name="P2" style:family="paragraph" style:parent-style-name="Standard">
      <style:text-properties officeooo:rsid="000173d3" officeooo:paragraph-rsid="000330d5"/>
    </style:style>
    <style:style style:name="P3" style:family="paragraph" style:parent-style-name="Standard">
      <style:text-properties officeooo:rsid="000173d3" officeooo:paragraph-rsid="00085b4d"/>
    </style:style>
    <style:style style:name="P4" style:family="paragraph" style:parent-style-name="Standard">
      <style:text-properties officeooo:rsid="000330d5" officeooo:paragraph-rsid="000330d5"/>
    </style:style>
    <style:style style:name="P5" style:family="paragraph" style:parent-style-name="Standard">
      <style:text-properties officeooo:rsid="000330d5" officeooo:paragraph-rsid="00085b4d"/>
    </style:style>
    <style:style style:name="P6" style:family="paragraph" style:parent-style-name="Standard">
      <style:text-properties officeooo:rsid="00085b4d" officeooo:paragraph-rsid="00085b4d"/>
    </style:style>
    <style:style style:name="P7" style:family="paragraph" style:parent-style-name="Standard">
      <style:text-properties officeooo:rsid="000173d3" officeooo:paragraph-rsid="000a3d9a"/>
    </style:style>
    <style:style style:name="P8" style:family="paragraph" style:parent-style-name="Standard">
      <style:text-properties officeooo:rsid="000173d3" officeooo:paragraph-rsid="000c32d1"/>
    </style:style>
    <style:style style:name="P9" style:family="paragraph" style:parent-style-name="Standard">
      <style:text-properties officeooo:rsid="00085b4d" officeooo:paragraph-rsid="00085b4d"/>
    </style:style>
    <style:style style:name="P10" style:family="paragraph" style:parent-style-name="Standard">
      <style:text-properties officeooo:rsid="00085b4d" officeooo:paragraph-rsid="000c32d1"/>
    </style:style>
    <style:style style:name="P11" style:family="paragraph" style:parent-style-name="Standard">
      <style:text-properties officeooo:rsid="000330d5" officeooo:paragraph-rsid="000c32d1"/>
    </style:style>
    <style:style style:name="P12" style:family="paragraph" style:parent-style-name="Standard">
      <style:text-properties officeooo:rsid="000c32d1" officeooo:paragraph-rsid="000c32d1"/>
    </style:style>
    <style:style style:name="P13" style:family="paragraph" style:parent-style-name="Standard">
      <style:text-properties officeooo:rsid="000e1a26" officeooo:paragraph-rsid="000e1a26"/>
    </style:style>
    <style:style style:name="T1" style:family="text">
      <style:text-properties officeooo:rsid="000330d5"/>
    </style:style>
    <style:style style:name="T2" style:family="text">
      <style:text-properties officeooo:rsid="0004614d"/>
    </style:style>
    <style:style style:name="T3" style:family="text">
      <style:text-properties officeooo:rsid="0004be86"/>
    </style:style>
    <style:style style:name="T4" style:family="text">
      <style:text-properties officeooo:rsid="00085b4d"/>
    </style:style>
    <style:style style:name="T5" style:family="text">
      <style:text-properties officeooo:rsid="000c3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этапы разработки проекта</text:p>
      <text:p text:style-name="P1">6 — 7 неделя: разработка рабочего прототипа</text:p>
      <text:p text:style-name="P1">7 — 8 неделя: тестирование прототипа</text:p>
      <text:p text:style-name="P1">8 неделя: исправление багов в прототипе, анализ реализованного функционала с выводами, решение о доработке и изменении функционала в финальной версии сервиса</text:p>
      <text:p text:style-name="P1">9 — 10 неделя: разработка финальной версии сервиса</text:p>
      <text:p text:style-name="P1">10 — 11 неделя: тестирование финальной версии сервиса</text:p>
      <text:p text:style-name="P1">11 неделя: исправление багов в финальной версии сервиса, анализ реализованного функционала с выводами, решение о доработке и изменении функционала</text:p>
      <text:p text:style-name="P1">12 неделя: разработка мобильной версии сервиса</text:p>
      <text:p text:style-name="P1">12 — 13 неделя: тестирование финальной версии сервиса</text:p>
      <text:p text:style-name="P1">13 неделя: исправление багов в финальной версии сервиса</text:p>
      <text:p text:style-name="P1">14 — 15 неделя: подготовка к релизу, оформление главной страницы и релиз</text:p>
      <text:p text:style-name="P1"/>
      <text:p text:style-name="P1">6 неделя:</text:p>
      <text:p text:style-name="P4">Составление детализированного проектного плана — Дмитрий и Денис Бодунков</text:p>
      <text:p text:style-name="P4"><text:span text:style-name="T3">Подготовка среды для разработки и инструкций — </text:span>Иван</text:p>
      <text:p text:style-name="P1">Админская панель и пользователи — Левон</text:p>
      <text:p text:style-name="P1">Доработка архитектуры — Левон и Александр</text:p>
      <text:p text:style-name="P1">Страница поиска мероприятий и основа для <text:span text:style-name="T2">страницы пользователя</text:span> — Денис Бодунков</text:p>
      <text:p text:style-name="P2">Страница поиска мероприятий и основа для <text:span text:style-name="T1">страницы мероприятия</text:span> — <text:span text:style-name="T1">Александр</text:span></text:p>
      <text:p text:style-name="P4">Верстка дизайна — Северин, Денис Быконя, Анастасия</text:p>
      <text:p text:style-name="P4">Доработка документации по ТЗ — Евгения и Максим</text:p>
      <text:p text:style-name="P4">Составление тест-плана — Анастасия и Арслан</text:p>
      <text:p text:style-name="P4"/>
      <text:p text:style-name="P4">7 неделя:</text:p>
      <text:p text:style-name="P2">Админская панель и пользователи — Левон</text:p>
      <text:p text:style-name="P7">Страница поиска мероприятий и основа для <text:span text:style-name="T1">страницы мероприятия</text:span> — <text:span text:style-name="T1">Александр</text:span></text:p>
      <text:p text:style-name="P2">Страница поиска мероприятий и основа для личного кабинета — Денис Бодунков</text:p>
      <text:p text:style-name="P4">Обьяснение принципов работы с git, <text:span text:style-name="T5">инфраструктура</text:span> — Иван</text:p>
      <text:p text:style-name="P4">Натягивание дизайна на страницы — Северин, Денис Быконя, Анастасия</text:p>
      <text:p text:style-name="P4">Тестирование прототипа — Анастасия, Арслан, Дмитрий, Максим</text:p>
      <text:p text:style-name="P4">Оформление первых результатов тестирования — Евгения <text:span text:style-name="T2">и Арслан</text:span></text:p>
      <text:p text:style-name="P4"/>
      <text:p text:style-name="P5"><text:span text:style-name="T4">8</text:span> неделя:</text:p>
      <text:p text:style-name="P3"><text:span text:style-name="T4">Исправление багов </text:span>— Левон, Денис Бодунков, <text:span text:style-name="T4">Александр</text:span></text:p>
      <text:p text:style-name="P11">Обьяснение принципов работы с git, <text:span text:style-name="T5">инфраструктура</text:span> — Иван</text:p>
      <text:p text:style-name="P5"><text:span text:style-name="T4">Корректировка </text:span>дизайна — Северин, Денис Быконя, Анастасия</text:p>
      <text:p text:style-name="P5">Тестирование прототипа — Анастасия, Арслан, Дмитрий, Максим</text:p>
      <text:p text:style-name="P5">Оформление результатов тестирования — Евгения <text:span text:style-name="T2">и Арслан</text:span></text:p>
      <text:p text:style-name="P6">Заключение о необходимых изменениях в функцонале — Дмитрий и Максим</text:p>
      <text:p text:style-name="P6"/>
      <text:p text:style-name="P8"><text:span text:style-name="T5">9</text:span> неделя:</text:p>
      <text:p text:style-name="P11"><text:span text:style-name="T5">Инфраструктура, регистрация и настройка доменного имени — </text:span>Иван</text:p>
      <text:p text:style-name="P12">Дополнительный функционал (оценки, коментарии, списки необходимого, жалобы и т. п.) - Левон, Александр, Денис Бодунков</text:p>
      <text:p text:style-name="P11"><text:span text:style-name="T5">Концепция дизайна для мобильной версии</text:span> — Северин, Денис Быконя, Анастасия</text:p>
      <text:p text:style-name="P11">Доработка документации по ТЗ — Евгения и Максим</text:p>
      <text:p text:style-name="P11"><text:span text:style-name="T5">Изменение</text:span> тест-плана — Анастасия и Арслан</text:p>
      <text:p text:style-name="P11"/>
      <text:p text:style-name="P11"><text:span text:style-name="T5">10</text:span> неделя:</text:p>
      <text:p text:style-name="P12">Дополнительный функционал (оценки, коментарии, списки необходимого, жалобы и т. п.) - <text:soft-page-break/>Левон, Александр, Денис Бодунков, Иван</text:p>
      <text:p text:style-name="P11"><text:span text:style-name="T5">Инфраструктура </text:span>— Иван</text:p>
      <text:p text:style-name="P11"><text:span text:style-name="T5">Подгонка дизайна под новый функционал</text:span> — Северин, Денис Быконя, Анастасия</text:p>
      <text:p text:style-name="P11">Тестирование <text:span text:style-name="T5">полной версии </text:span>— Анастасия, Арслан, Дмитрий, Максим</text:p>
      <text:p text:style-name="P11">Оформление первых результатов тестирования — Евгения <text:span text:style-name="T2">и Арслан</text:span></text:p>
      <text:p text:style-name="P11"/>
      <text:p text:style-name="P11"><text:span text:style-name="T5">11</text:span> неделя:</text:p>
      <text:p text:style-name="P8"><text:span text:style-name="T4">Исправление багов </text:span>— Левон, Денис Бодунков, <text:span text:style-name="T4">Александр</text:span></text:p>
      <text:p text:style-name="P11"><text:span text:style-name="T5">Инфраструктура</text:span> — Иван</text:p>
      <text:p text:style-name="P11"><text:span text:style-name="T4">Корректировка </text:span>дизайна — Северин, Денис Быконя, Анастасия</text:p>
      <text:p text:style-name="P11">Тестирование <text:span text:style-name="T5">полной версии</text:span> — Анастасия, Арслан, Дмитрий, Максим</text:p>
      <text:p text:style-name="P11">Оформление результатов тестирования — Евгения <text:span text:style-name="T2">и Арслан</text:span></text:p>
      <text:p text:style-name="P10">Заключение о необходимых изменениях в функцонале — Дмитрий и Максим</text:p>
      <text:p text:style-name="P10"/>
      <text:p text:style-name="P11"><text:span text:style-name="T5">12</text:span> неделя:</text:p>
      <text:p text:style-name="P8"><text:span text:style-name="T5">Мобильная версия — Левон, Александр, </text:span>Денис Бодунков</text:p>
      <text:p text:style-name="P11"><text:span text:style-name="T5">Инфраструктура</text:span> — Иван</text:p>
      <text:p text:style-name="P12">Подбор хостинга — Иван, Максим</text:p>
      <text:p text:style-name="P11"><text:span text:style-name="T5">Дизайн мобильной версии</text:span> — Северин, Денис Быконя, Анастасия</text:p>
      <text:p text:style-name="P11">Тестирование <text:span text:style-name="T5">мобильной версии</text:span>— Анастасия, Арслан, Дмитрий, Максим</text:p>
      <text:p text:style-name="P11">Оформление первых результатов тестирования — Евгения <text:span text:style-name="T2">и Арслан</text:span></text:p>
      <text:p text:style-name="P11"/>
      <text:p text:style-name="P11"><text:span text:style-name="T5">13</text:span> неделя:</text:p>
      <text:p text:style-name="P8"><text:span text:style-name="T4">Исправление багов </text:span>— Левон, Денис Бодунков, <text:span text:style-name="T4">Александр</text:span></text:p>
      <text:p text:style-name="P11"><text:span text:style-name="T5">Инфраструктура, смена хостинга(при необходимости)</text:span> — Иван</text:p>
      <text:p text:style-name="P11"><text:span text:style-name="T4">Корректировка </text:span>дизайна — Северин, Денис Быконя, Анастасия</text:p>
      <text:p text:style-name="P11">Тестирование <text:span text:style-name="T5">мобильной версии</text:span> — Анастасия, Арслан, Дмитрий, Максим</text:p>
      <text:p text:style-name="P11">Оформление результатов тестирования — Евгения <text:span text:style-name="T2">и Арслан</text:span></text:p>
      <text:p text:style-name="P13">Подбор и анализ методов рекламирования сервися — Максим, Арслан, Дмитрий</text:p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5:25:24.989223816</meta:creation-date>
    <dc:date>2014-10-08T10:47:40.714225202</dc:date>
    <meta:editing-duration>PT27M17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2" meta:paragraph-count="69" meta:word-count="463" meta:character-count="3725" meta:non-whitespace-character-count="3278"/>
  </office:meta>
</office:document-meta>
</file>